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paragraph-properties fo:margin-left="3cm" fo:margin-right="0cm" fo:text-indent="0cm" style:auto-text-indent="false"/>
    </style:style>
    <style:style style:name="P27"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Courier" style:font-size-asian="9pt" style:font-name-complex="Courier" style:font-size-complex="9pt"/>
    </style:style>
    <style:style style:name="P31" style:family="paragraph" style:parent-style-name="Code">
      <style:text-properties style:use-window-font-color="true" style:font-name="Monaco1" fo:font-size="9pt" style:font-name-asian="Helvetica" style:font-size-asian="9pt" style:font-name-complex="Helvetica"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style:use-window-font-color="true" style:font-name-asian="Helvetica" style:font-name-complex="Helvetica"/>
    </style:style>
    <style:style style:name="P38" style:family="paragraph" style:parent-style-name="List">
      <style:paragraph-properties fo:break-before="page"/>
    </style:style>
    <style:style style:name="P39" style:family="paragraph" style:parent-style-name="Heading_20_3">
      <style:paragraph-properties fo:break-before="page"/>
    </style:style>
    <style:style style:name="P40" style:family="paragraph" style:parent-style-name="Standard">
      <style:paragraph-properties fo:break-before="page"/>
    </style:style>
    <style:style style:name="P41" style:family="paragraph" style:parent-style-name="Code">
      <style:paragraph-properties fo:break-before="page"/>
      <style:text-properties fo:font-size="8pt" style:font-size-asian="8pt" style:font-size-complex="8pt"/>
    </style:style>
    <style:style style:name="P42" style:family="paragraph" style:parent-style-name="Contents_20_2">
      <style:paragraph-properties>
        <style:tab-stops>
          <style:tab-stop style:position="14.589cm" style:type="right" style:leader-style="dotted" style:leader-text="."/>
        </style:tab-stops>
      </style:paragraph-properties>
    </style:style>
    <style:style style:name="P4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4" style:family="paragraph" style:parent-style-name="Code">
      <style:paragraph-properties fo:margin-top="0cm" fo:margin-bottom="0cm"/>
    </style:style>
    <style:style style:name="P45" style:family="paragraph" style:parent-style-name="Code">
      <style:paragraph-properties fo:margin-top="0cm" fo:margin-bottom="0.4cm"/>
    </style:style>
    <style:style style:name="P46" style:family="paragraph" style:parent-style-name="Text_20_body">
      <style:paragraph-properties fo:margin-left="3.013cm" fo:margin-right="0cm" fo:text-indent="0cm" style:auto-text-indent="false"/>
    </style:style>
    <style:style style:name="P47" style:family="paragraph" style:parent-style-name="Standard" style:master-page-name="Index">
      <style:paragraph-properties style:page-number="auto"/>
    </style:style>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1"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Standard" style:list-style-name="L3">
      <style:paragraph-properties fo:margin-left="3.752cm" fo:margin-right="0cm" fo:text-indent="-0.635cm" style:auto-text-indent="false"/>
    </style:style>
    <style:style style:name="P53" style:family="paragraph" style:parent-style-name="Standard" style:list-style-name="L6">
      <style:paragraph-properties fo:margin-left="3.752cm" fo:margin-right="0cm" fo:text-indent="-0.635cm" style:auto-text-indent="false"/>
    </style:style>
    <style:style style:name="P54" style:family="paragraph" style:parent-style-name="Standard" style:list-style-name="L6">
      <style:paragraph-properties fo:margin-left="3.752cm" fo:margin-right="0cm" fo:text-align="start" style:justify-single-word="false" fo:text-indent="-0.635cm" style:auto-text-indent="false"/>
    </style:style>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12"/>
    <style:style style:name="P58" style:family="paragraph" style:parent-style-name="Text_20_body" style:list-style-name="L7">
      <style:paragraph-properties fo:margin-left="3.752cm" fo:margin-right="0cm" fo:text-indent="-0.635cm" style:auto-text-indent="false"/>
    </style:style>
    <style:style style:name="P59" style:family="paragraph" style:parent-style-name="Text_20_body" style:list-style-name="L12">
      <style:paragraph-properties fo:margin-left="3.752cm" fo:margin-right="0cm" fo:text-indent="-0.635cm" style:auto-text-indent="false"/>
    </style:style>
    <style:style style:name="P60" style:family="paragraph" style:parent-style-name="Text_20_body" style:list-style-name="L7">
      <style:paragraph-properties fo:margin-left="3.117cm" fo:margin-right="0cm" fo:text-indent="0cm" style:auto-text-indent="false"/>
    </style:style>
    <style:style style:name="P61" style:family="paragraph" style:parent-style-name="Text_20_body" style:list-style-name="L7">
      <style:paragraph-properties fo:margin-left="3.013cm" fo:margin-right="0cm" fo:text-indent="0cm" style:auto-text-indent="false"/>
    </style:style>
    <style:style style:name="P62" style:family="paragraph" style:parent-style-name="List" style:list-style-name="L6"/>
    <style:style style:name="P63" style:family="paragraph" style:parent-style-name="List" style:list-style-name="L3"/>
    <style:style style:name="P64"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5"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6" style:family="paragraph" style:parent-style-name="List" style:list-style-name="L2">
      <style:paragraph-properties fo:margin-left="2.341cm" fo:margin-right="0cm" fo:text-indent="0cm" style:auto-text-indent="false"/>
    </style:style>
    <style:style style:name="P67" style:family="paragraph" style:parent-style-name="List" style:list-style-name="L4">
      <style:paragraph-properties fo:margin-left="2.341cm" fo:margin-right="0cm" fo:text-indent="0cm" style:auto-text-indent="false"/>
    </style:style>
    <style:style style:name="P68" style:family="paragraph" style:parent-style-name="List" style:list-style-name="L5">
      <style:paragraph-properties fo:margin-left="2.341cm" fo:margin-right="0cm" fo:text-indent="0cm" style:auto-text-indent="false"/>
    </style:style>
    <style:style style:name="P69" style:family="paragraph" style:parent-style-name="List" style:list-style-name="L11">
      <style:paragraph-properties fo:margin-left="2.341cm" fo:margin-right="0cm" fo:text-indent="0cm" style:auto-text-indent="false"/>
    </style:style>
    <style:style style:name="P70" style:family="paragraph" style:parent-style-name="List" style:list-style-name="L12">
      <style:paragraph-properties fo:margin-left="2.341cm" fo:margin-right="0cm" fo:text-indent="0cm" style:auto-text-indent="false"/>
    </style:style>
    <style:style style:name="P71" style:family="paragraph" style:parent-style-name="List" style:list-style-name="L12">
      <style:paragraph-properties fo:margin-left="2.341cm" fo:margin-right="0cm" fo:text-indent="0cm" style:auto-text-indent="false" fo:break-before="page"/>
    </style:style>
    <style:style style:name="P72" style:family="paragraph" style:parent-style-name="Heading_20_1" style:master-page-name="Standard">
      <style:paragraph-properties style:page-number="auto"/>
    </style:style>
    <style:style style:name="P73" style:family="paragraph" style:parent-style-name="Heading_20_2">
      <style:paragraph-properties fo:break-before="page"/>
    </style:style>
    <style:style style:name="P74" style:family="paragraph" style:parent-style-name="Heading_20_TOC" style:master-page-name="Index">
      <style:paragraph-properties style:page-number="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8.7</text:p>
      <text:p text:style-name="P8">Administration Guide</text:p>
      <text:p text:style-name="P4"/>
      <text:p text:style-name="P47">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text:a xlink:type="simple" xlink:href="#1.About this Guide|outline" text:style-name="Index_20_Link" text:visited-style-name="Index_20_Link">Chapter 1<text:tab/>About this Guide <text:s text:c="2"/><text:tab/>3</text:a></text:p>
          <text:p text:style-name="P42"><text:a xlink:type="simple" xlink:href="#1.1.Other sources of information|outline" text:style-name="Index_20_Link" text:visited-style-name="Index_20_Link">Other sources of information <text:s text:c="2"/><text:tab/>3</text:a></text:p>
          <text:p text:style-name="P43"><text:a xlink:type="simple" xlink:href="#2.Introduction|outline" text:style-name="Index_20_Link" text:visited-style-name="Index_20_Link">Chapter 2<text:tab/>Introduction <text:s text:c="2"/><text:tab/>4</text:a></text:p>
          <text:p text:style-name="P43"><text:a xlink:type="simple" xlink:href="#3.Administration Tools|outline" text:style-name="Index_20_Link" text:visited-style-name="Index_20_Link">Chapter 3<text:tab/>Administration Tools <text:s text:c="2"/><text:tab/>6</text:a></text:p>
          <text:p text:style-name="P42"><text:a xlink:type="simple" xlink:href="#3.1.pfcmd|outline" text:style-name="Index_20_Link" text:visited-style-name="Index_20_Link">pfcmd <text:s text:c="2"/><text:tab/>6</text:a></text:p>
          <text:p text:style-name="P42"><text:a xlink:type="simple" xlink:href="#3.2.pfcmd_vlan|outline" text:style-name="Index_20_Link" text:visited-style-name="Index_20_Link">pfcmd_vlan <text:s text:c="2"/><text:tab/>8</text:a></text:p>
          <text:p text:style-name="P42"><text:a xlink:type="simple" xlink:href="#3.3.Web Admin GUI|outline" text:style-name="Index_20_Link" text:visited-style-name="Index_20_Link">Web Admin GUI <text:s text:c="2"/><text:tab/>10</text:a></text:p>
          <text:p text:style-name="P43"><text:a xlink:type="simple" xlink:href="#4.VLAN isolation |outline" text:style-name="Index_20_Link" text:visited-style-name="Index_20_Link">Chapter 4<text:tab/>VLAN isolation <text:s text:c="3"/><text:tab/>11</text:a></text:p>
          <text:p text:style-name="P42"><text:a xlink:type="simple" xlink:href="#4.1.Introduction|outline" text:style-name="Index_20_Link" text:visited-style-name="Index_20_Link">Introduction <text:s text:c="2"/><text:tab/>11</text:a></text:p>
          <text:p text:style-name="P42"><text:a xlink:type="simple" xlink:href="#4.2.Supported Switches, Access points and Controllers|outline" text:style-name="Index_20_Link" text:visited-style-name="Index_20_Link">Supported Switches, Access points and Controllers <text:s text:c="2"/><text:tab/>13</text:a></text:p>
          <text:p text:style-name="P42"><text:a xlink:type="simple" xlink:href="#4.3.Command-Line Interface: Telnet and SSH|outline" text:style-name="Index_20_Link" text:visited-style-name="Index_20_Link">Command-Line Interface: Telnet and SSH <text:s text:c="2"/><text:tab/>14</text:a></text:p>
          <text:p text:style-name="P42"><text:a xlink:type="simple" xlink:href="#4.5.SNMP v1, v2c and v3|outline" text:style-name="Index_20_Link" text:visited-style-name="Index_20_Link">SNMP v1, v2c and v3 <text:s text:c="2"/><text:tab/>15</text:a></text:p>
          <text:p text:style-name="P42"><text:a xlink:type="simple" xlink:href="#4.6.Switch Configuration|outline" text:style-name="Index_20_Link" text:visited-style-name="Index_20_Link">Switch Configuration <text:s text:c="2"/><text:tab/>17</text:a></text:p>
          <text:p text:style-name="P42"><text:a xlink:type="simple" xlink:href="#4.7.Routing, DHCPd and BIND|outline" text:style-name="Index_20_Link" text:visited-style-name="Index_20_Link">Routing, DHCPd and BIND <text:s text:c="2"/><text:tab/>34</text:a></text:p>
          <text:p text:style-name="P43"><text:a xlink:type="simple" xlink:href="#5.Integration with wireless networks|outline" text:style-name="Index_20_Link" text:visited-style-name="Index_20_Link">Chapter 5<text:tab/>Integration with wireless networks <text:s text:c="2"/><text:tab/>36</text:a></text:p>
          <text:p text:style-name="P42"><text:a xlink:type="simple" xlink:href="#5.1.MAC Authentication|outline" text:style-name="Index_20_Link" text:visited-style-name="Index_20_Link">MAC Authentication <text:s text:c="2"/><text:tab/>36</text:a></text:p>
          <text:p text:style-name="P42"><text:a xlink:type="simple" xlink:href="#5.2.802.1x|outline" text:style-name="Index_20_Link" text:visited-style-name="Index_20_Link">802.1x <text:s text:c="2"/><text:tab/>39</text:a></text:p>
          <text:p text:style-name="P43"><text:a xlink:type="simple" xlink:href="#6.Floating Network Devices|outline" text:style-name="Index_20_Link" text:visited-style-name="Index_20_Link">Chapter 6<text:tab/>Floating Network Devices <text:s text:c="2"/><text:tab/>43</text:a></text:p>
          <text:p text:style-name="P42"><text:a xlink:type="simple" xlink:href="#6.1.MAC Authentication|outline" text:style-name="Index_20_Link" text:visited-style-name="Index_20_Link">MAC Authentication <text:s text:c="2"/><text:tab/>44</text:a></text:p>
          <text:p text:style-name="P43"><text:a xlink:type="simple" xlink:href="#7.Blocking malicious activities with violations|outline" text:style-name="Index_20_Link" text:visited-style-name="Index_20_Link">Chapter 7<text:tab/>Blocking malicious activities with violations <text:s text:c="2"/><text:tab/>45</text:a></text:p>
          <text:p text:style-name="P43"><text:a xlink:type="simple" xlink:href="#8.Performance optimization|outline" text:style-name="Index_20_Link" text:visited-style-name="Index_20_Link">Chapter 8<text:tab/>Performance optimization <text:s text:c="2"/><text:tab/>48</text:a></text:p>
          <text:p text:style-name="P42"><text:a xlink:type="simple" xlink:href="#8.1.Snort signatures|outline" text:style-name="Index_20_Link" text:visited-style-name="Index_20_Link">Snort signatures <text:s text:c="2"/><text:tab/>48</text:a></text:p>
          <text:p text:style-name="P42"><text:a xlink:type="simple" xlink:href="#8.2.MySQL optimizations|outline" text:style-name="Index_20_Link" text:visited-style-name="Index_20_Link">MySQL optimizations <text:s text:c="2"/><text:tab/>48</text:a></text:p>
          <text:p text:style-name="P43"><text:a xlink:type="simple" xlink:href="#9.High availability|outline" text:style-name="Index_20_Link" text:visited-style-name="Index_20_Link">Chapter 9<text:tab/>High availability <text:s text:c="2"/><text:tab/>52</text:a></text:p>
          <text:p text:style-name="P42"><text:a xlink:type="simple" xlink:href="#9.1.Database|outline" text:style-name="Index_20_Link" text:visited-style-name="Index_20_Link">Database <text:s text:c="2"/><text:tab/>52</text:a></text:p>
          <text:p text:style-name="P42"><text:soft-page-break/><text:a xlink:type="simple" xlink:href="#9.2.Service startup using Heartbeat|outline" text:style-name="Index_20_Link" text:visited-style-name="Index_20_Link">Service startup using Heartbeat <text:s text:c="2"/><text:tab/>52</text:a></text:p>
          <text:p text:style-name="P43"><text:a xlink:type="simple" xlink:href="#10.Frequently Asked Questions|outline" text:style-name="Index_20_Link" text:visited-style-name="Index_20_Link">Chapter 10<text:tab/>Frequently Asked Questions <text:s text:c="2"/><text:tab/>53</text:a></text:p>
          <text:p text:style-name="P42"><text:a xlink:type="simple" xlink:href="#10.1.Services|outline" text:style-name="Index_20_Link" text:visited-style-name="Index_20_Link">Services <text:s text:c="2"/><text:tab/>53</text:a></text:p>
          <text:p text:style-name="P42"><text:a xlink:type="simple" xlink:href="#10.2.Web interface|outline" text:style-name="Index_20_Link" text:visited-style-name="Index_20_Link">Web interface <text:s text:c="2"/><text:tab/>53</text:a></text:p>
          <text:p text:style-name="P42"><text:a xlink:type="simple" xlink:href="#10.3.Switches|outline" text:style-name="Index_20_Link" text:visited-style-name="Index_20_Link">Switches <text:s text:c="2"/><text:tab/>54</text:a></text:p>
          <text:p text:style-name="P43"><text:a xlink:type="simple" xlink:href="#11.Additional Software|outline" text:style-name="Index_20_Link" text:visited-style-name="Index_20_Link">Chapter 11<text:tab/>Additional Software <text:s text:c="2"/><text:tab/>56</text:a></text:p>
          <text:p text:style-name="P42"><text:a xlink:type="simple" xlink:href="#11.1.Nessus|outline" text:style-name="Index_20_Link" text:visited-style-name="Index_20_Link">Nessus <text:s text:c="2"/><text:tab/>56</text:a></text:p>
          <text:p text:style-name="P42"><text:a xlink:type="simple" xlink:href="#11.2.Snort|outline" text:style-name="Index_20_Link" text:visited-style-name="Index_20_Link">Snort <text:s text:c="2"/><text:tab/>57</text:a></text:p>
          <text:p text:style-name="P42"><text:a xlink:type="simple" xlink:href="#11.3.Oinkmaster|outline" text:style-name="Index_20_Link" text:visited-style-name="Index_20_Link">Oinkmaster <text:s text:c="2"/><text:tab/>57</text:a></text:p>
          <text:p text:style-name="P43"><text:a xlink:type="simple" xlink:href="#12.Appendix A: Database Schema|outline" text:style-name="Index_20_Link" text:visited-style-name="Index_20_Link">Chapter 12<text:tab/>Appendix A: Database Schema <text:s text:c="2"/><text:tab/>58</text:a></text:p>
          <text:p text:style-name="P43"><text:a xlink:type="simple" xlink:href="#13.Appendix B: Configuration parameter reference|outline" text:style-name="Index_20_Link" text:visited-style-name="Index_20_Link">Chapter 13<text:tab/>Appendix B: Configuration parameter reference <text:s text:c="2"/><text:tab/>59</text:a></text:p>
          <text:p text:style-name="P43"><text:a xlink:type="simple" xlink:href="#14.Additional Information|outline" text:style-name="Index_20_Link" text:visited-style-name="Index_20_Link">Chapter 14<text:tab/>Additional Information <text:s text:c="2"/><text:tab/>80</text:a></text:p>
          <text:p text:style-name="P43"><text:a xlink:type="simple" xlink:href="#15.Commercial Support and Contact Information|outline" text:style-name="Index_20_Link" text:visited-style-name="Index_20_Link">Chapter 15<text:tab/>Commercial Support and Contact Information <text:s text:c="2"/><text:tab/>81</text:a></text:p>
          <text:p text:style-name="P43"><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497529452" text:style-name="Outline">
        <text:list-item>
          <text:h text:style-name="P7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609094788"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867743701" text:continue-numbering="true" text:style-name="Outline">
        <text:list-item>
          <text:h text:style-name="Heading_20_1" text:outline-level="1">Introduction</text:h>
        </text:list-item>
      </text:list>
      <text:p text:style-name="P5">PacketFence is an open-source network access control (NAC).</text:p>
      <text:p text:style-name="P5">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5"><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380056843" text:style-name="L1">
        <text:list-item>
          <text:p text:style-name="P64"><text:s/>ARP allows to much more control over policy violations, but requires that PacketFence has a local interface to all networks (must sit in front of the router).</text:p>
        </text:list-item>
        <text:list-item>
          <text:p text:style-name="P6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680144386" text:continue-list="list86774370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6">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4450977"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06943695"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62017022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5"><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36074754"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980678347"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190174338" text:continue-numbering="true" text:style-name="Outline">
        <text:list-item>
          <text:list>
            <text:list-item>
              <text:h text:style-name="Heading_20_2" text:outline-level="2"/>
            </text:list-item>
            <text:list-item>
              <text:h text:style-name="P73"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670619064"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9"/>
      <text:p text:style-name="Heading_20_3">3COM</text:p>
      <text:p text:style-name="Text_20_body">PacketFence supports 3Com switches with no VoIP using one trap type:</text:p>
      <text:list xml:id="list1164635579" text:style-name="L2">
        <text:list-header>
          <text:p text:style-name="P66">❏<text:tab/>linkUp/linkDown</text:p>
          <text:p text:style-name="P66">❏<text:tab/>Port Security (with static MACs)</text:p>
        </text:list-header>
      </text:list>
      <text:p text:style-name="Text_20_body">Don't forget to update the startup config !</text:p>
      <text:p text:style-name="Text_20_body"/>
      <text:list xml:id="list1966616226" text:continue-list="list167061906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071307861"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34"/>
      <text:list xml:id="list1041531835"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9"/>
      <text:p text:style-name="Heading_20_3">Amer</text:p>
      <text:p text:style-name="Text_20_body">PacketFence supports Amer switches with no VoIP using one trap type:</text:p>
      <text:list xml:id="list959552604" text:continue-list="list1164635579" text:style-name="L2">
        <text:list-header>
          <text:p text:style-name="P66">❏<text:tab/>linkUp/linkDown</text:p>
        </text:list-header>
      </text:list>
      <text:p text:style-name="Text_20_body">Don't forget to update the startup config !</text:p>
      <text:p text:style-name="Text_20_body"/>
      <text:list xml:id="list1819118561" text:continue-list="list1041531835" text:style-name="Outline">
        <text:list-item>
          <text:list>
            <text:list-item>
              <text:list>
                <text:list-item>
                  <text:list>
                    <text:list-item>
                      <text:h text:style-name="Heading_20_4" text:outline-level="4">L2 Switch SS2R24i</text:h>
                    </text:list-item>
                  </text:list>
                </text:list-item>
              </text:list>
            </text:list-item>
          </text:list>
        </text:list-item>
      </text:list>
      <text:list xml:id="list274180844" text:continue-list="list959552604" text:style-name="L2">
        <text:list-header>
          <text:p text:style-name="P66">❏<text:tab/>Global config settings:</text:p>
        </text:list-header>
      </text:list>
      <text:p text:style-name="Code">create snmp host 192.168.1.60 v2c public</text:p>
      <text:p text:style-name="Code">create snmp user public ReadGroup</text:p>
      <text:p text:style-name="Code">enable snmp traps </text:p>
      <text:list xml:id="list1878230749" text:continue-numbering="true" text:style-name="L2">
        <text:list-header>
          <text:p text:style-name="P66"/>
        </text:list-header>
      </text:list>
      <text:p text:style-name="P34">❏<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9"/>
      <text:p text:style-name="Heading_20_3">Cisco</text:p>
      <text:p text:style-name="Text_20_body">PacketFence supports Cisco switches with VoIP using three different trap types:</text:p>
      <text:list xml:id="list1635279646" text:continue-numbering="true" text:style-name="L2">
        <text:list-header>
          <text:p text:style-name="P66">❏<text:tab/>linkUp/linkDown</text:p>
          <text:p text:style-name="P66">❏<text:tab/>MAC Notification</text:p>
          <text:p text:style-name="P6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722504472" text:continue-list="list181911856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text:soft-page-break/></text:p>
      <text:list xml:id="list1333329222"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2029858951" text:style-name="L3">
        <text:list-item>
          <text:p text:style-name="P50">Fa0/1...Fa0/48<text:tab/><text:tab/>-&gt;<text:tab/>1...48</text:p>
        </text:list-item>
        <text:list-item>
          <text:p text:style-name="P51">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text:soft-page-break/>❏<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45586165" text:continue-list="list1333329222"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1544102123" text:continue-list="list2029858951" text:style-name="L3">
        <text:list-item>
          <text:p text:style-name="P50">Fa0/1...Fa0/48<text:tab/><text:tab/>-&gt;<text:tab/>10001...10048</text:p>
        </text:list-item>
        <text:list-item>
          <text:p text:style-name="P51">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text:soft-page-break/>switchport port-security maximum 1 vlan access<text:line-break/>switchport port-security violation restrict<text:line-break/>switchport port-security mac-address 0200.000x.xxxx</text:p>
      <text:p text:style-name="Text_20_body">where xxxxx stands for the interface ifIndex:</text:p>
      <text:list xml:id="list1605199369" text:continue-numbering="true" text:style-name="L3">
        <text:list-item>
          <text:p text:style-name="P50">Fa0/1...Fa0/48<text:tab/><text:tab/>-&gt;<text:tab/>10001...10048</text:p>
        </text:list-item>
        <text:list-item>
          <text:p text:style-name="P51">Gi0/1...Gi0/48<text:tab/><text:tab/>-&gt;<text:tab/>10101...10148</text:p>
        </text:list-item>
      </text:list>
      <text:list xml:id="list1079814671" text:style-name="L4">
        <text:list-header>
          <text:p text:style-name="P67"/>
        </text:list-header>
      </text:list>
      <text:list xml:id="list1969429625" text:continue-list="list345586165"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111464620" text:continue-list="list1605199369" text:style-name="L3">
        <text:list-item>
          <text:p text:style-name="P51">Fa1/0/1...Fa1/0/48<text:tab/>-&gt;<text:tab/>10001...10048</text:p>
        </text:list-item>
        <text:list-item>
          <text:p text:style-name="P51">Gi1/0/1...Gi1/0/48<text:tab/>-&gt;<text:tab/>10101...10148</text:p>
        </text:list-item>
        <text:list-item>
          <text:p text:style-name="P51">Fa2/0/1...Fa2/0/48<text:tab/>-&gt;<text:tab/>10501...10548</text:p>
        </text:list-item>
        <text:list-item>
          <text:p text:style-name="P51">Gi2/0/1...Gi2/0/48<text:tab/>-&gt;<text:tab/>10601...10648</text:p>
        </text:list-item>
        <text:list-item>
          <text:p text:style-name="P51">Fa3/0/1...Fa3/0/48<text:tab/>-&gt;<text:tab/>11001...11048</text:p>
        </text:list-item>
        <text:list-item>
          <text:p text:style-name="P51">Gi3/0/1...Gi3/0/48<text:tab/>-&gt;<text:tab/>11101...11148</text:p>
        </text:list-item>
        <text:list-item>
          <text:p text:style-name="P51">Fa4/0/1...Fa4/0/48<text:tab/>-&gt;<text:tab/>11501...11548</text:p>
        </text:list-item>
        <text:list-item>
          <text:p text:style-name="P51">Gi4/0/1...Gi4/0/48<text:tab/>-&gt;<text:tab/>11601...11648</text:p>
        </text:list-item>
        <text:list-item>
          <text:p text:style-name="P52">...</text:p>
        </text:list-item>
      </text:list>
      <text:list xml:id="list1646315190" text:continue-list="list1969429625"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1513298838"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9"/>
      <text:p text:style-name="Heading_20_3">D-Link</text:p>
      <text:p text:style-name="Text_20_body">PacketFence supports D-Link switches with no VoIP using two different trap types:</text:p>
      <text:list xml:id="list1437947301" text:continue-list="list1635279646" text:style-name="L2">
        <text:list-header>
          <text:p text:style-name="P66">❏<text:tab/>linkUp/linkDown</text:p>
          <text:p text:style-name="P6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020016672" text:continue-list="list151329883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9"/>
      <text:p text:style-name="Heading_20_3">Dell</text:p>
      <text:list xml:id="list924439337"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80959370" text:continue-list="list1437947301" text:style-name="L2">
        <text:list-header>
          <text:p text:style-name="P66">❏<text:tab/>linkUp/linkDown</text:p>
        </text:list-header>
      </text:list>
      <text:p text:style-name="Text_20_body"/>
      <text:p text:style-name="Heading_20_3"/>
      <text:p text:style-name="P39"/>
      <text:p text:style-name="Heading_20_3">Edge-corE</text:p>
      <text:p text:style-name="Text_20_body">PacketFence supports Edge-corE switches with no VoIP using one trap type:</text:p>
      <text:list xml:id="list1400191495" text:continue-numbering="true" text:style-name="L2">
        <text:list-header>
          <text:p text:style-name="P66">❏<text:tab/>linkUp/linkDown</text:p>
        </text:list-header>
      </text:list>
      <text:p text:style-name="Text_20_body">Don't forget to update the startup config !</text:p>
      <text:p text:style-name="Text_20_body"/>
      <text:list xml:id="list965861095" text:continue-list="list92443933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9"/>
      <text:p text:style-name="Heading_20_3">Enterasys</text:p>
      <text:p text:style-name="Text_20_body">PacketFence supports Enterasys switches with no VoIP using two different trap types:</text:p>
      <text:list xml:id="list471744448" text:continue-list="list1400191495" text:style-name="L2">
        <text:list-header>
          <text:p text:style-name="P66">❏<text:tab/>linkUp/linkDown</text:p>
          <text:p text:style-name="P6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72521268" text:continue-list="list96586109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535236282"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127886394"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141465892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9"/>
      <text:p text:style-name="Heading_20_3">Extreme Networks</text:p>
      <text:p text:style-name="Text_20_body">PacketFence supports Extreme Networks switches with no VoIP using one trap type:</text:p>
      <text:list xml:id="list1454271380" text:continue-list="list471744448" text:style-name="L2">
        <text:list-header>
          <text:p text:style-name="P66">❏<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500905609" text:continue-list="list1414658923" text:style-name="Outline">
        <text:list-item>
          <text:list>
            <text:list-item>
              <text:list>
                <text:list-item>
                  <text:list>
                    <text:list-item>
                      <text:h text:style-name="Heading_20_4" text:outline-level="4">Summit X250e</text:h>
                    </text:list-item>
                  </text:list>
                </text:list-item>
              </text:list>
            </text:list-item>
          </text:list>
        </text:list-item>
      </text:list>
      <text:list xml:id="list1450861257" text:continue-list="list1454271380" text:style-name="L2">
        <text:list-header>
          <text:p text:style-name="P66">❏<text:tab/>Global config settings:</text:p>
        </text:list-header>
      </text:list>
      <text:p text:style-name="P30">enable snmp access</text:p>
      <text:p text:style-name="P30">configure snmp add trapreceiver 192.168.1.60 community public</text:p>
      <text:list xml:id="list2169026817" text:continue-numbering="true" text:style-name="L2">
        <text:list-header>
          <text:p text:style-name="P66"/>
          <text:p text:style-name="P66">❏<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9"/>
      <text:p text:style-name="Heading_20_3">Foundry</text:p>
      <text:list xml:id="list1372013950" text:continue-list="list1500905609"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979748267" text:continue-list="list2169026817"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590705307" text:continue-numbering="true"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240403124" text:continue-list="list137201395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5">❏<text:tab/>On each interface: </text:p>
      <text:p text:style-name="Code">port-security xx learn-mode static action send-alarm mac-address 0200000000xx</text:p>
      <text:p text:style-name="Standard">where xx stands for the interface index</text:p>
      <text:list xml:id="list1111773517"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395496128"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8">❏<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Heading_20_3">Intel</text:p>
      <text:list xml:id="list714744287"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904402394" text:continue-list="list590705307" text:style-name="L2">
        <text:list-header>
          <text:p text:style-name="P66">❏<text:tab/>linkUp/linkDown</text:p>
        </text:list-header>
      </text:list>
      <text:p text:style-name="Text_20_body">Exact command-line configuration to be contributed...</text:p>
      <text:p text:style-name="Text_20_body"/>
      <text:p text:style-name="Heading_20_3"/>
      <text:p text:style-name="P39"/>
      <text:p text:style-name="Heading_20_3">Linksys</text:p>
      <text:p text:style-name="Text_20_body">PacketFence supports Linksys switches with no VoIP using one trap type:</text:p>
      <text:list xml:id="list1267969526" text:continue-numbering="true" text:style-name="L2">
        <text:list-header>
          <text:p text:style-name="P66">❏<text:tab/>linkUp/linkDown</text:p>
        </text:list-header>
      </text:list>
      <text:p text:style-name="Text_20_body">Don't forget to update the startup config !</text:p>
      <text:p text:style-name="Heading_20_3"/>
      <text:list xml:id="list1356802757" text:continue-list="list714744287"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9"/>
      <text:p text:style-name="Heading_20_3">Nortel</text:p>
      <text:p text:style-name="Text_20_body">PacketFence supports Nortel switches with VoIP using one trap type:</text:p>
      <text:list xml:id="list1875781509" text:continue-list="list1267969526" text:style-name="L2">
        <text:list-header>
          <text:p text:style-name="P6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273092259" text:continue-list="list1356802757"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555230408"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9"/>
      <text:p text:style-name="Heading_20_3">SMC</text:p>
      <text:p text:style-name="Text_20_body">PacketFence supports these switches with no VoIP using two different trap types:</text:p>
      <text:list xml:id="list1807208075" text:continue-list="list1875781509" text:style-name="L2">
        <text:list-header>
          <text:p text:style-name="P66">❏<text:tab/>linkUp/linkDown on 6224M, 8824M and 8848M</text:p>
          <text:p text:style-name="P66">❏<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958105460" text:continue-list="list1555230408" text:style-name="Outline">
        <text:list-item>
          <text:list>
            <text:list-item>
              <text:list>
                <text:list-item>
                  <text:list>
                    <text:list-item>
                      <text:h text:style-name="Heading_20_4" text:outline-level="4">TigerStack 6224M</text:h>
                    </text:list-item>
                  </text:list>
                </text:list-item>
              </text:list>
            </text:list-item>
          </text:list>
        </text:list-item>
      </text:list>
      <text:list xml:id="list1912268048" text:continue-list="list1807208075" text:style-name="L2">
        <text:list-header>
          <text:p text:style-name="P66">❏<text:tab/>linkUp/linkDown</text:p>
        </text:list-header>
      </text:list>
      <text:p text:style-name="Text_20_body"/>
      <text:p text:style-name="List">❏<text:tab/>Global config settings</text:p>
      <text:p text:style-name="Code">SNMP-server host 192.168.1.5 public version 1</text:p>
      <text:list xml:id="list322030190" text:continue-list="list1958105460"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775821346" text:continue-list="list1912268048" text:style-name="L2">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1929349741" text:continue-list="list322030190"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5"><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6">Then you need to update the DNS templates files as followed. In our example, <text:s/><text:span text:style-name="T9">conf/templates/named-isol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1">[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1"/>
      <text:p text:style-name="P31"><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1"/>
      <text:p text:style-name="P31">[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1"/>
      <text:p text:style-name="P3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7"/>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0"><draw:image xlink:href="Pictures/10000000000004270000013C071A2B08.png" xlink:type="simple" xlink:show="embed" xlink:actuate="onLoad"/></draw:frame></text:p>
      <text:list xml:id="list1798719390"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26516156" text:style-name="L5">
        <text:list-header>
          <text:p text:style-name="P68">❏<text:tab/>several SSIDs with several VLANs inside each SSID</text:p>
          <text:p text:style-name="P68">❏<text:tab/>authentication against a RADIUS server</text:p>
          <text:p text:style-name="P68">❏<text:tab/>dynamic VLAN assignment (through RADIUS attributes)</text:p>
          <text:p text:style-name="P68">❏<text:tab/>SNMP deauthentication traps</text:p>
          <text:p text:style-name="P68">❏<text:tab/>the deauthentication of an associated station</text:p>
        </text:list-header>
      </text:list>
      <text:list xml:id="list1022697367" text:continue-list="list1798719390"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88745037"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257394297"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1860071655"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5" draw:name="graphics5" text:anchor-type="paragraph" svg:x="2.321cm" svg:y="0.399cm" svg:width="15.249cm" svg:height="5.071cm" draw:z-index="6"><draw:image xlink:href="Pictures/100000000000039E00000134AFA9A4C7.png" xlink:type="simple" xlink:show="embed" xlink:actuate="onLoad"/></draw:frame></text:p>
      <text:p text:style-name="P34"><draw:frame draw:style-name="fr5" draw:name="graphics9" text:anchor-type="paragraph" svg:x="2.321cm" svg:y="-0.12cm" svg:width="8.407cm" svg:height="4.745cm" draw:z-index="7"><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1378064662"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8"><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881652864" text:style-name="L6">
        <text:list-item>
          <text:p text:style-name="P53"><text:span text:style-name="T9">log</text:span>: log a message to the file specified in <text:span text:style-name="T9">[alerting].log</text:span></text:p>
        </text:list-item>
        <text:list-item>
          <text:p text:style-name="P53"><text:span text:style-name="T9">email</text:span>: email the address specified in <text:span text:style-name="T9">[alerting].emailaddr</text:span>, using <text:span text:style-name="T9">[alerting].smtpserver</text:span>. Multiple emailaddr can be sperated by comma.</text:p>
        </text:list-item>
        <text:list-item>
          <text:p text:style-name="P53"><text:span text:style-name="T9">trap</text:span>: isolate the host and place them in violation. It opens a violation and leaves it open. If trap is not there, a violation is opened and then automatically closed</text:p>
        </text:list-item>
        <text:list-item>
          <text:p text:style-name="P5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3"><text:span text:style-name="T9">external: e</text:span>xecute an external command, specified in <text:span text:style-name="T9">[paths].externalapi</text:span></text:p>
          <text:list>
            <text:list-header>
              <text:p text:style-name="P62"><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4"><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3"><text:span text:style-name="T9">registrationVlan</text:span><text:span text:style-name="T5">: Registration VLAN as specified in </text:span><text:span text:style-name="T9">switches.conf</text:span><text:span text:style-name="T5">.</text:span></text:p>
        </text:list-item>
        <text:list-item>
          <text:p text:style-name="P53"><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594849795" text:continue-list="list1111464620" text:style-name="L3">
        <text:list-item>
          <text:list>
            <text:list-header>
              <text:p text:style-name="P63"><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whitelisted_categories=</text:p>
      <text:p text:style-name="P14"><text:soft-page-break/></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177336236" text:continue-list="list137806466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649003450"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1">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6">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804749493"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1261140982" text:style-name="L7">
        <text:list-item>
          <text:list>
            <text:list-item>
              <text:p text:style-name="P58">Linux-HA (<text:a xlink:type="simple" xlink:href="http://www.linux-ha.org/">www.linux-ha.org</text:a>): a daemon that provides cluster infrastructure to its clients. Heartbeat would be responsible for starting the PacketFence services, eventually </text:p>
            </text:list-item>
            <text:list-item>
              <text:p text:style-name="P58">DRBD (<text:a xlink:type="simple" xlink:href="http://www.drbd.org/">www.drbd.org</text:a>): A network based raid-1.</text:p>
            </text:list-item>
          </text:list>
        </text:list-item>
      </text:list>
      <text:p text:style-name="P46"/>
      <text:p text:style-name="P46">Since PacketFence stores most of its information in a MySQL database, the two PacketFence redundant servers need to share this database in a way or another.</text:p>
      <text:p text:style-name="P46"/>
      <text:p text:style-name="P46">There are different options to share the database between the two PacketFence servers:</text:p>
      <text:list xml:id="list645928501" text:continue-numbering="true" text:style-name="L7">
        <text:list-item>
          <text:list>
            <text:list-item>
              <text:p text:style-name="P58">A local MySQL database server on each PacketFence box configured to store its databases on a remote partition (a LUN on a SAN for example) </text:p>
              <text:list>
                <text:list-item>
                  <text:list>
                    <text:list-item>
                      <text:list>
                        <text:list-item>
                          <text:list>
                            <text:list-item>
                              <text:p text:style-name="P55">You have to make sure that only one database server is running at each time (don't double-mount the partition)</text:p>
                            </text:list-item>
                          </text:list>
                        </text:list-item>
                      </text:list>
                    </text:list-item>
                  </text:list>
                </text:list-item>
              </text:list>
            </text:list-item>
            <text:list-item>
              <text:p text:style-name="P58">A local MySQL database server on each PacketFence box and replication of the database partition using DRBD</text:p>
            </text:list-item>
            <text:list-item>
              <text:p text:style-name="P58">A remote MySQL database server with its own high availability setup</text:p>
              <text:p text:style-name="P60"/>
              <text:p text:style-name="P61">In this document, we describe the second option that involves DRBD.</text:p>
              <text:p text:style-name="P61"/>
              <text:p text:style-name="P61">We assume that:</text:p>
            </text:list-item>
            <text:list-item>
              <text:p text:style-name="P61">you are using RedHat Enterprise 5 or CentOS 5.</text:p>
            </text:list-item>
            <text:list-item>
              <text:p text:style-name="P61">pf1 is the first PacketFence server</text:p>
            </text:list-item>
            <text:list-item>
              <text:p text:style-name="P61">pf2 is the second PacketFence server</text:p>
            </text:list-item>
            <text:list-item>
              <text:p text:style-name="P61">PacketFence is properly configured on each server</text:p>
            </text:list-item>
            <text:list-item>
              <text:p text:style-name="P61">the DRBD partition is 30G long</text:p>
            </text:list-item>
            <text:list-item>
              <text:p text:style-name="P61">we use HeartBeat v1</text:p>
            </text:list-item>
          </text:list>
        </text:list-item>
      </text:list>
      <text:p text:style-name="Standard"/>
      <text:list xml:id="list663689178" text:continue-list="list804749493" text:style-name="Outline">
        <text:list-item>
          <text:list>
            <text:list-item>
              <text:h text:style-name="P73"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498530040" text:style-name="L8">
        <text:list-item>
          <text:p text:style-name="P56">reduce the size of LogVol00 of 30G</text:p>
        </text:list-item>
        <text:list-item>
          <text:p text:style-name="P56">create a new partition (ext3) called mysql: 30G. You'll be asked to specify where this new partition will mounted: enter /data (or anything else that is used by Linux).</text:p>
        </text:list-item>
        <text:list-item>
          <text:p text:style-name="P56">after the first server reboot, edit <text:span text:style-name="T10">/etc/fstab</text:span> and delete the line for /data.</text:p>
        </text:list-item>
      </text:list>
      <text:list xml:id="list667160584" text:continue-list="list663689178"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1029022757"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text:soft-page-break/>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5">}</text:p>
      <text:p text:style-name="Standard">where:</text:p>
      <text:list xml:id="list1626316789" text:style-name="L9">
        <text:list-item>
          <text:p text:style-name="P48"><text:span text:style-name="T16">mysql</text:span> is the name of the partition you created when installing the OS</text:p>
        </text:list-item>
      </text:list>
      <text:list xml:id="list500055163" text:style-name="L10">
        <text:list-item>
          <text:p text:style-name="P49"><text:span text:style-name="T16">pf1_server_name</text:span> and <text:span text:style-name="T16">pf2_server_name</text:span> by the real server names.</text:p>
        </text:list-item>
        <text:list-item>
          <text:p text:style-name="P49"><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4">md_offset 31474053120</text:p>
      <text:p text:style-name="P44">al_offset 31474020352</text:p>
      <text:p text:style-name="P44"><text:soft-page-break/>bm_offset 31473057792</text:p>
      <text:p text:style-name="P44"/>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5">drbdadm create-md mysql: exited with code 40</text:p>
      <text:p text:style-name="Standard"><text:s/></text:p>
      <text:p text:style-name="Standard">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5">The filesystem on /dev/VolGroup00/mysql is now 7683852 blocks long.</text:p>
      <text:p text:style-name="Standard"/>
      <text:p text:style-name="Standard">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5"><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4">...</text:p>
      <text:p text:style-name="P44"/>
      <text:p text:style-name="P44"><text:s/>0: cs:Connected ro:Secondary/Secondary ds:Inconsistent/Inconsistent C r----</text:p>
      <text:p text:style-name="P4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list xml:id="list1172876064" text:continue-list="list1029022757" text:style-name="Outline">
        <text:list-item>
          <text:list>
            <text:list-item>
              <text:h text:style-name="Heading_20_2" text:outline-level="2"><text:soft-page-break/>MySQL Configuration</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4">...</text:p>
      <text:p text:style-name="P44"><text:s/>0: cs:Connected ro:Primary/Secondary ds:UpToDate/UpToDate C r----</text:p>
      <text:p text:style-name="P4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848820291" text:continue-numbering="true" text:style-name="Outline">
        <text:list-item>
          <text:list>
            <text:list-item>
              <text:h text:style-name="Heading_20_2" text:outline-level="2">Heartbeat configuration</text:h>
            </text:list-item>
          </text:list>
        </text:list-item>
      </text:list>
      <text:p text:style-name="Standard">Create <text:span text:style-name="T10">/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5">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461972272" text:continue-list="list500055163" text:style-name="L10">
        <text:list-item>
          <text:p text:style-name="P49"><text:span text:style-name="T16">x.x.x.x</text:span> is PF admin virtual address</text:p>
        </text:list-item>
        <text:list-item>
          <text:p text:style-name="P49"><text:span text:style-name="T16">eth0.y</text:span> is the name of the NIC configuration file (<text:span text:style-name="T10">/etc/sysconfig/network-scripts/ifcfg_eth0.y</text:span>) dedicated to IP address in vlan y (registration for example).</text:p>
        </text:list-item>
        <text:list-item>
          <text:p text:style-name="P49"><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4"><text:soft-page-break/>case "$2" in</text:p>
      <text:p text:style-name="P44"><text:s text:c="8"/>start)</text:p>
      <text:p text:style-name="P44"><text:s text:c="16"/>echo -n "Mounting $1"</text:p>
      <text:p text:style-name="P44"><text:s text:c="16"/>/sbin/ifup $1</text:p>
      <text:p text:style-name="P44"><text:s text:c="16"/>echo "."</text:p>
      <text:p text:style-name="P44"><text:s text:c="16"/>;;</text:p>
      <text:p text:style-name="P44"><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5">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4">debugfile /var/log/ha-debug</text:p>
      <text:p text:style-name="P44">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287800055" text:continue-list="list848820291"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78853837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9">How to add a new person ?</text:p>
      <text:p text:style-name="Text_20_body">Go in the Web Admin GUI to Person -&gt; Add </text:p>
      <text:p text:style-name="Text_20_body">Fill the 2 following fields:</text:p>
      <text:list xml:id="list1489255286" text:style-name="L11">
        <text:list-item>
          <text:list>
            <text:list-header>
              <text:p text:style-name="P69">❏<text:tab/>Identifier</text:p>
              <text:p text:style-name="P69">❏<text:tab/>Notes</text:p>
            </text:list-header>
          </text:list>
        </text:list-item>
      </text:list>
      <text:p text:style-name="Text_20_body">Click on the Add button to save it</text:p>
      <text:list xml:id="list1709070022" text:continue-list="list178853837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157327473" text:style-name="L12">
        <text:list-header>
          <text:p text:style-name="P70">❏<text:tab/>ip: switch IP address </text:p>
          <text:p text:style-name="P70">❏<text:tab/>mode </text:p>
          <text:list>
            <text:list-item>
              <text:p text:style-name="P59">testing: pfsetvlan writes in the log files what it would normally do, but it doesn't react on the traps, it does not change any VLAN.</text:p>
            </text:list-item>
            <text:list-item>
              <text:p text:style-name="P59">registration: pfsetvlan automatically register all MAC addresses seen on the switch ports. As in testing mode, no VLAN changes are done.</text:p>
            </text:list-item>
            <text:list-item>
              <text:p text:style-name="P59">production: this is the regular working mode; pfsetvlan sends the SNMP writes to change the VLAN on the switch ports.</text:p>
              <text:p text:style-name="P57"><text:span text:style-name="T10">CAUTION</text:span>: <text:span text:style-name="T14">If [trapping.testing] (see pf.conf) is enabled, PacketFence will consider that all the switches are in test whatever the working mode is !</text:span></text:p>
            </text:list-item>
          </text:list>
          <text:p text:style-name="P70">❏<text:tab/>uplink: list of ports that are NOT managed by PacketFence. All uplink ports must be defined here! </text:p>
          <text:list text:continue-numbering="true">
            <text:list-item>
              <text:p text:style-name="P59">Dynamic (default): PF queries the switch using CDP (Cisco only !!) to get the uplinks</text:p>
            </text:list-item>
            <text:list-item>
              <text:p text:style-name="P59">1,2,10001,10002,... : uplink list <text:s/>if a hub is plugged in a port, this port must be declared as uplink !!! </text:p>
            </text:list-item>
          </text:list>
          <text:p text:style-name="P70"/>
          <text:p text:style-name="P7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9">Cisco::Catalyst_2960</text:p>
            </text:list-item>
            <text:list-item>
              <text:p text:style-name="P59">Extreme::Summit_X250e</text:p>
            </text:list-item>
          </text:list>
        </text:list-header>
      </text:list>
      <text:p text:style-name="Heading_20_3">I want to manage only some ports on a switch but not all the ports. How can I do that ?</text:p>
      <text:p text:style-name="P27">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819289585" text:continue-list="list1709070022"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00109756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133092813"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872113529"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4"><draw:image xlink:href="Pictures/10000201000002A20000023AD0AA6319.png" xlink:type="simple" xlink:show="embed" xlink:actuate="onLoad"/></draw:frame>Note: This schema is outdated.</text:p>
      <text:p text:style-name="Text_20_body"/>
      <text:list xml:id="list1109399584"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9">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9">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0">[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0">[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29899359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38039584"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02536351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6T10:05:12</dc:date>
    <meta:editing-cycles>753</meta:editing-cycles>
    <meta:editing-duration>PT322H13M24S</meta:editing-duration>
    <dc:creator>Olivier Bilodeau</dc:creator>
    <meta:document-statistic meta:table-count="1" meta:image-count="9" meta:object-count="0" meta:page-count="99" meta:paragraph-count="1631" meta:word-count="13638" meta:character-count="95734"/>
    <meta:user-defined meta:name="Info 1"/>
    <meta:user-defined meta:name="Info 2"/>
    <meta:user-defined meta:name="Info 3"/>
    <meta:user-defined meta:name="Info 4"/>
  </office:meta>
</office:document-meta>
</file>